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HyperLink.closeCurrent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HyperLink.newLine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yperLink.getText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HyperLink.RtfHyperLink( RtfTextrun parent , Writer writer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yperLink.setExternal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yperLink.newText( String str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HyperLink.getTextContainer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HyperLink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yperLink.clos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yperLink.setInternalURL( String jump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HyperLink.writeRtfSuf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HyperLink.newTex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yperLink.RtfHyperLink( IRtfTextContainer parent , Writer writer , String str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HyperLink.writeRtf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